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e2964"/>
    </style:style>
    <style:style style:name="P2" style:family="paragraph" style:parent-style-name="Text_20_body">
      <style:text-properties officeooo:paragraph-rsid="000e2964"/>
    </style:style>
    <style:style style:name="P3" style:family="paragraph" style:parent-style-name="Text_20_body">
      <style:text-properties officeooo:paragraph-rsid="00108b2b"/>
    </style:style>
    <style:style style:name="P4" style:family="paragraph" style:parent-style-name="Text_20_body">
      <style:text-properties officeooo:paragraph-rsid="00145a06"/>
    </style:style>
    <style:style style:name="P5" style:family="paragraph" style:parent-style-name="Text_20_body">
      <style:text-properties officeooo:rsid="001d8ed3" officeooo:paragraph-rsid="001d8ed3"/>
    </style:style>
    <style:style style:name="P6" style:family="paragraph" style:parent-style-name="Heading_20_1">
      <style:text-properties officeooo:rsid="001d8ed3" officeooo:paragraph-rsid="001d8ed3"/>
    </style:style>
    <style:style style:name="P7" style:family="paragraph" style:parent-style-name="Heading_20_1">
      <style:text-properties officeooo:rsid="0024b17d" officeooo:paragraph-rsid="0024b17d"/>
    </style:style>
    <style:style style:name="P8" style:family="paragraph" style:parent-style-name="Heading_20_2">
      <style:text-properties officeooo:rsid="000e2964" officeooo:paragraph-rsid="000e2964"/>
    </style:style>
    <style:style style:name="P9" style:family="paragraph" style:parent-style-name="Heading_20_2">
      <style:text-properties officeooo:rsid="00108b2b" officeooo:paragraph-rsid="00108b2b"/>
    </style:style>
    <style:style style:name="P10" style:family="paragraph" style:parent-style-name="Heading_20_2">
      <style:text-properties officeooo:rsid="00145a06" officeooo:paragraph-rsid="00145a06"/>
    </style:style>
    <style:style style:name="P11" style:family="paragraph" style:parent-style-name="Preformatted_20_Text">
      <style:text-properties officeooo:rsid="0025e8d5" officeooo:paragraph-rsid="0025e8d5"/>
    </style:style>
    <style:style style:name="P12" style:family="paragraph" style:parent-style-name="Preformatted_20_Text">
      <style:text-properties officeooo:rsid="002a883e" officeooo:paragraph-rsid="002a883e"/>
    </style:style>
    <style:style style:name="P13" style:family="paragraph" style:parent-style-name="Text_20_body">
      <style:text-properties officeooo:paragraph-rsid="00145a06"/>
    </style:style>
    <style:style style:name="P14" style:family="paragraph" style:parent-style-name="Text_20_body">
      <style:text-properties officeooo:rsid="001d8ed3" officeooo:paragraph-rsid="001d8ed3"/>
    </style:style>
    <style:style style:name="T1" style:family="text">
      <style:text-properties officeooo:rsid="0025e8d5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ttps://developers.redhat.com/blog/2018/10/22/introduction-to-linux-interfaces-for-virtual-networking#additional_resources</text:p>
      <text:p text:style-name="Preformatted_20_Text"/>
      <text:p text:style-name="Preformatted_20_Text">https://unix.stackexchange.com/questions/152331/how-can-i-create-a-virtual-ethernet-interface-on-a-machine-without-a-physical-ad</text:p>
      <text:h text:style-name="P8" text:outline-level="2">About Network Namespaces</text:h>
      <text:p text:style-name="Preformatted_20_Text">https://blog.scottlowe.org/2013/09/04/introducing-linux-network-namespaces/</text:p>
      <text:p text:style-name="Preformatted_20_Text"/>
      <text:p text:style-name="Preformatted_20_Text">https://vivek-syngh.medium.com/linux-virtual-ethernet-devices-aba9c3840d0d</text:p>
      <text:h text:style-name="P8" text:outline-level="2">Basic to set network routing tables different for different applications</text:h>
      <text:p text:style-name="P2"/>
      <text:p text:style-name="Preformatted_20_Text">https://unix.stackexchange.com/questions/508242/can-i-configure-the-browser-to-use-one-network-interface-and-other-apps-to-use-t</text:p>
      <text:p text:style-name="Standard">￼</text:p>
      <text:p text:style-name="Standard">Based on @dirkt comment, it can be done using namespaces.</text:p>
      <text:p text:style-name="Standard"/>
      <text:p text:style-name="Standard">If you are not using physical NICs, that can be done with ip nets:</text:p>
      <text:p text:style-name="Standard"/>
      <text:p text:style-name="Standard">1- Create a new network namespace : ip netns add net1</text:p>
      <text:p text:style-name="Standard"/>
      <text:p text:style-name="Standard">2- Move your NIC to that new namespace : ip link set NIC netns wifi // replace NIC</text:p>
      <text:p text:style-name="Standard"/>
      <text:p text:style-name="Standard">3- Start the app inside that new namespace and it will use only the NIC moved inside that namespace : ip netns exec net1 CMD args ...</text:p>
      <text:p text:style-name="Standard"/>
      <text:p text:style-name="P1">If your NIC is a physical card then a more elaborated process should be used, the following link provides more details: </text:p>
      <text:p text:style-name="P1"/>
      <text:p text:style-name="P1">Move physical NIC to a different namespace</text:p>
      <text:p text:style-name="Preformatted_20_Text">https://superuser.com/questions/653996/how-to-move-wireless-connection-to-other-network-namespace/662356</text:p>
      <text:p text:style-name="Preformatted_20_Text"/>
      <text:h text:style-name="P9" text:outline-level="2">Redhat Bridge nmcli</text:h>
      <text:p text:style-name="P3"/>
      <text:p text:style-name="Preformatted_20_Text">https://access.redhat.com/documentation/en-us/red_hat_enterprise_linux/8/html/configuring_and_managing_networking/configuring-a-network-bridge_configuring-and-managing-networking</text:p>
      <text:p text:style-name="Preformatted_20_Text"/>
      <text:p text:style-name="Preformatted_20_Text">https://wiki.debian.org/BridgeNetworkConnections</text:p>
      <text:p text:style-name="Preformatted_20_Text"/>
      <text:p text:style-name="Preformatted_20_Text">https://www.youtube.com/watch?v=z6EchXyieos</text:p>
      <text:p text:style-name="Preformatted_20_Text"/>
      <text:p text:style-name="Preformatted_20_Text"/>
      <text:h text:style-name="P10" text:outline-level="2"><text:soft-page-break/>Tunnel Device</text:h>
      <text:p text:style-name="P4">https://developpaper.com/creating-tap-tun-devices-with-ip-tuntap-and-tunctl-as-detailed-in-linux-network-tools/</text:p>
      <text:p text:style-name="P4">https://medium.com/@jain.sm/tap-device-writing-a-simple-golang-program-ceedf1b32738</text:p>
      <text:p text:style-name="P4">https://medium.com/@jain.sm/using-tun-devices-to-create-a-simple-vpn-like-tunnel-f8f2ca234309</text:p>
      <text:p text:style-name="P4"/>
      <text:p text:style-name="Preformatted_20_Text">https://backreference.org/2010/03/26/tuntap-interface-tutorial/</text:p>
      <text:p text:style-name="P4"/>
      <text:p text:style-name="Preformatted_20_Text">http://vtun.sourceforge.net/tun/</text:p>
      <text:p text:style-name="Preformatted_20_Text"/>
      <text:p text:style-name="Preformatted_20_Text">https://www.naturalborncoder.com/virtualization/2014/10/17/understanding-tun-tap-interfaces/</text:p>
      <text:p text:style-name="Preformatted_20_Text"/>
      <text:p text:style-name="Preformatted_20_Text">https://www.man7.org/linux/man-pages/man8/mausezahn.8.html</text:p>
      <text:p text:style-name="Preformatted_20_Text"/>
      <text:p text:style-name="Preformatted_20_Text">https://www.kernel.org/doc/html/latest/networking/x25-iface.html#requirements-for-the-device-driver</text:p>
      <text:p text:style-name="Preformatted_20_Text"/>
      <text:p text:style-name="Preformatted_20_Text">&lt;catbeard&gt; https://www.kernel.org/doc/html/latest/networking/tuntap.html#network-device-allocation</text:p>
      <text:p text:style-name="Preformatted_20_Text"/>
      <text:p text:style-name="Preformatted_20_Text"><text:s/>https://tldp.org/LDP/LG/issue93/bhaskaran.html https://backreference.org/2010/03/26/tuntap-interface-tutorial/</text:p>
      <text:p text:style-name="Preformatted_20_Text"/>
      <text:p text:style-name="Preformatted_20_Text">https://github.com/dgibson/iputils/blob/master/ping.c</text:p>
      <text:p text:style-name="Preformatted_20_Text"/>
      <text:p text:style-name="Preformatted_20_Text">https://lartc.org/</text:p>
      <text:p text:style-name="Preformatted_20_Text"/>
      <text:p text:style-name="Preformatted_20_Text">https://github.com/newfriday/simpletun</text:p>
      <text:p text:style-name="Preformatted_20_Text"/>
      <text:p text:style-name="Preformatted_20_Text">http’s://lartc.org/lartc.html</text:p>
      <text:p text:style-name="Preformatted_20_Text"/>
      <text:p text:style-name="Preformatted_20_Text">https://www.oreilly.com/library/view/linux-device-drivers/0596005903/ch03.html</text:p>
      <text:p text:style-name="Preformatted_20_Text"/>
      <text:h text:style-name="P6" text:outline-level="1">ICMP</text:h>
      <text:p text:style-name="P5">Internet control message protocol. <text:s/>ICMP. <text:s/>A good article on this:</text:p>
      <text:p text:style-name="P5">https://www.cloudflare.com/learning/ddos/glossary/internet-control-message-protocol-icmp/</text:p>
      <text:p text:style-name="P5"/>
      <text:p text:style-name="P5">https://www.naturalborncoder.com/virtualization/2014/10/17/understanding-tun-tap-interfaces/</text:p>
      <text:p text:style-name="P5">https://www.ionos.com/digitalguide/server/know-how/broadcast-address/</text:p>
      <text:p text:style-name="P5">https://lartc.org/lartc.html</text:p>
      <text:p text:style-name="P5">https://github.com/dgibson/iputils/blob/master/ping.c</text:p>
      <text:p text:style-name="P5">https://github.com/newfriday/simpletun</text:p>
      <text:h text:style-name="P7" text:outline-level="1"><text:soft-page-break/>directions</text:h>
      <text:p text:style-name="Preformatted_20_Text"><text:span text:style-name="T1">#</text:span> ip tuntap add dev tun0 mode tun<text:span text:style-name="T1">_morph</text:span></text:p>
      <text:p text:style-name="P11"># ip a add 10.0.6.1/24 dev tun_morph</text:p>
      <text:p text:style-name="Preformatted_20_Text"/>
      <text:p text:style-name="Preformatted_20_Text"/>
      <text:p text:style-name="P12">Ok, we use two namespaces. <text:s/>One name space routes everything to the</text:p>
      <text:p text:style-name="P12">tun <text:span text:style-name="T2">link</text:span>. There are no other <text:span text:style-name="T2">links</text:span> so an application can not probe</text:p>
      <text:p text:style-name="P12">them.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</meta:initial-creator>
    <meta:creation-date>2022-01-12T17:00:41.804442158</meta:creation-date>
    <dc:date>2022-01-24T01:59:32.432975807</dc:date>
    <dc:creator>Thomas </dc:creator>
    <meta:editing-duration>P1DT23H29M21S</meta:editing-duration>
    <meta:editing-cycles>7</meta:editing-cycles>
    <meta:generator>LibreOffice/7.0.6.2$Linux_X86_64 LibreOffice_project/00$Build-2</meta:generator>
    <meta:document-statistic meta:table-count="0" meta:image-count="0" meta:object-count="0" meta:page-count="3" meta:paragraph-count="50" meta:word-count="212" meta:character-count="3300" meta:non-whitespace-character-count="3133"/>
  </office:meta>
</office:document-meta>
</file>